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5-11-18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5-09-1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5-07-1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5-05-2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5-03-12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5-01-16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4-11-18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4-09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4-08-2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4-06-1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4-04-1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4-02-22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3-11-2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3-09-20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3-07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3-05-1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3-03-3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3-02-01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2-12-06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2-08-08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2-05-1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2-03-15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2-02-01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1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1-10-05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1-07-19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1-05-1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1-03-22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1-02-04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0-12-08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0-10-19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0-09-0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0-06-15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20-02-0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9-12-10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9-10-22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9-09-16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9-07-15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9-05-1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9-02-20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8-12-1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8-10-1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8-06-2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7-10-03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7-08-1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7-04-2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7-02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6-11-2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6-10-04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6-08-0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6-05-10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6-02-2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6-01-0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5-11-03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5-09-10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5-07-09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5-05-06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5-03-04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5-01-14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4-11-0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4-08-14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4-05-21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1-09-0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1-07-1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1-03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1-01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0-11-0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0-06-2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10-02-0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9-10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9-07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9-05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9-03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9-01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8-11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8-04-1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8-01-1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7-11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7-07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7-05-1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7-03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7-01-3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6-10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6-08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6-06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6-04-1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6-03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3-10-1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3-09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3-08-14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3-07-1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3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3-05-1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3-04-1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3-03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3-01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1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02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0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0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8-0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7-25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5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4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2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1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1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6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2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200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1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0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0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0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1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20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19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18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1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1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1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711081283003</text:p>
          </table:table-cell>
          <table:table-cell office:value-type="string" calcext:value-type="string">
            <text:p>34J078</text:p>
          </table:table-cell>
          <table:table-cell office:value-type="string" calcext:value-type="string">
            <text:p>199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474" meta:object-count="0"/>
    <meta:user-defined meta:name="AppVersion">3.0</meta:user-defined>
  </office:meta>
</office:document-meta>
</file>